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 Mono" svg:font-family="'Droid Sans Mono'" style:font-family-generic="swiss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4.885cm" fo:margin-left="1.307cm" fo:margin-right="1.397cm" table:align="margins"/>
    </style:style>
    <style:style style:name="Table1.A" style:family="table-column">
      <style:table-column-properties style:column-width="5.399cm" style:rel-column-width="3061*"/>
    </style:style>
    <style:style style:name="Table1.B" style:family="table-column">
      <style:table-column-properties style:column-width="1.496cm" style:rel-column-width="848*"/>
    </style:style>
    <style:style style:name="Table1.C" style:family="table-column">
      <style:table-column-properties style:column-width="7.99cm" style:rel-column-width="4530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18cm solid #0000ff" fo:border-right="none" fo:border-top="0.018cm solid #0000ff" fo:border-bottom="0.018cm solid #0000ff"/>
    </style:style>
    <style:style style:name="Table1.B1" style:family="table-cell">
      <style:table-cell-properties fo:padding="0.097cm" fo:border-left="0.002cm solid #ffffff" fo:border-right="none" fo:border-top="0.018cm solid #0000ff" fo:border-bottom="0.018cm solid #0000ff"/>
    </style:style>
    <style:style style:name="Table1.C1" style:family="table-cell">
      <style:table-cell-properties fo:padding="0.097cm" fo:border-left="0.002cm solid #ffffff" fo:border-right="0.018cm solid #0000ff" fo:border-top="0.018cm solid #0000ff" fo:border-bottom="0.018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none" fo:border-top="none" fo:border-bottom="0.002cm solid #0000ff"/>
    </style:style>
    <style:style style:name="Table1.C2" style:family="table-cell">
      <style:table-cell-properties fo:padding="0.097cm" fo:border-left="0.002cm solid #0000ff" fo:border-right="0.002cm solid #0000ff" fo:border-top="none" fo:border-bottom="0.002cm solid #0000ff"/>
    </style:style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81cm" style:rel-column-width="21102*"/>
    </style:style>
    <style:style style:name="MethodTable.B" style:family="table-column">
      <style:table-column-properties style:column-width="10.128cm" style:rel-column-width="44433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5.158cm"/>
    </style:style>
    <style:style style:name="Table2.B" style:family="table-column">
      <style:table-column-properties style:column-width="9.783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Method_20_Body">
      <style:paragraph-properties fo:margin-left="0cm" fo:margin-right="0cm" fo:text-indent="0cm" style:auto-text-indent="false"/>
    </style:style>
    <style:style style:name="P6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7" style:family="paragraph" style:parent-style-name="Standard" style:list-style-name="L1"/>
    <style:style style:name="P8" style:family="paragraph" style:parent-style-name="Method_20_Body">
      <style:paragraph-properties fo:margin-left="0cm" fo:margin-right="0cm" fo:text-indent="0cm" style:auto-text-indent="false"/>
    </style:style>
    <style:style style:name="P9" style:family="paragraph" style:parent-style-name="Method_20_Body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Method_20_Body">
      <style:paragraph-properties fo:margin-left="0cm" fo:margin-right="0cm" fo:text-align="center" style:justify-single-word="false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1" style:family="paragraph" style:parent-style-name="Method_20_Body">
      <style:paragraph-properties fo:margin-left="0cm" fo:margin-right="0cm" fo:text-indent="0cm" style:auto-text-indent="false" fo:break-before="page"/>
    </style:style>
    <style:style style:name="P12" style:family="paragraph" style:parent-style-name="Method_20_Body">
      <style:paragraph-properties fo:margin-left="1.251cm" fo:margin-right="0cm" fo:text-indent="0cm" style:auto-text-indent="false"/>
    </style:style>
    <style:style style:name="P13" style:family="paragraph" style:parent-style-name="Coding_20_Title">
      <style:paragraph-properties fo:break-before="page"/>
    </style:style>
    <style:style style:name="P14" style:family="paragraph" style:parent-style-name="Code_20_Listing">
      <style:text-properties fo:color="#000080"/>
    </style:style>
    <style:style style:name="P15" style:family="paragraph" style:parent-style-name="Code_20_Listing">
      <style:paragraph-properties fo:break-before="page"/>
      <style:text-properties fo:color="#000080"/>
    </style:style>
    <style:style style:name="P16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1" style:family="paragraph" style:parent-style-name="Method_20_Listing_20_Title">
      <style:paragraph-properties fo:break-before="page"/>
    </style:style>
    <style:style style:name="P22" style:family="paragraph" style:parent-style-name="Table_20_Contents">
      <style:text-properties style:font-name="DejaVu Serif2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2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2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style:font-name="DejaVu Sans Mono1" fo:font-size="9pt" style:font-name-asian="Monospace" style:font-size-asian="9pt" style:font-name-complex="Monospace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PrintU</text:h>
      <text:p text:style-name="Class_20_Description"/>
      <text:p text:style-name="Class_20_Description">The <text:span text:style-name="Class_20_Variables">PrintU</text:span> class is a static convenience class to provide access to the methods of the <text:span text:style-name="Class_20_Variables">PrintU\Output</text:span> class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PrintU</text:span> class</text:p>
      <text:p text:style-name="Criteria_20_Body"/>
      <text:list xml:id="list1152422440" text:style-name="L1">
        <text:list-item>
          <text:p text:style-name="P7">is implemented as a pure static singleton class;</text:p>
        </text:list-item>
        <text:list-item>
          <text:p text:style-name="P7">creates an instance of the <text:span text:style-name="Class_20_Variables">PrintU\Output</text:span> class to perform the actual operations;</text:p>
        </text:list-item>
        <text:list-item>
          <text:p text:style-name="P7">uses <text:span text:style-name="Class_20_Variables">PrintU\FormatArray</text:span> to format array variables for printing;</text:p>
        </text:list-item>
        <text:list-item>
          <text:p text:style-name="P7">uses the <text:span text:style-name="Class_20_Variables">Library</text:span> namespace.</text:p>
        </text:list-item>
      </text:list>
      <text:p text:style-name="Standard"/>
      <text:p text:style-name="Standard"/>
      <text:p text:style-name="Standard"/>
      <text:h text:style-name="P21" text:outline-level="4">Class Constants</text:h>
      <text:p text:style-name="Method_20_Body"/>
      <text:p text:style-name="Method_20_Body">The <text:span text:style-name="Class_20_Variables">PrintU</text:span> class defines the following constants:</text:p>
      <text:p text:style-name="Method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onstant</text:p>
          </table:table-cell>
          <table:table-cell table:style-name="Table1.B1" office:value-type="string">
            <text:p text:style-name="P23">Value</text:p>
          </table:table-cell>
          <table:table-cell table:style-name="Table1.C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22">INTERFACE_UNDEFINED</text:p>
          </table:table-cell>
          <table:table-cell table:style-name="Table1.B2" office:value-type="string">
            <text:p text:style-name="P9">0</text:p>
          </table:table-cell>
          <table:table-cell table:style-name="Table1.C2" office:value-type="string">
            <text:p text:style-name="P5">Undefined interface.</text:p>
          </table:table-cell>
        </table:table-row>
        <table:table-row>
          <table:table-cell table:style-name="Table1.A2" office:value-type="string">
            <text:p text:style-name="P22">INTERFACE_CONSOLE</text:p>
          </table:table-cell>
          <table:table-cell table:style-name="Table1.B2" office:value-type="string">
            <text:p text:style-name="P9">1</text:p>
          </table:table-cell>
          <table:table-cell table:style-name="Table1.C2" office:value-type="string">
            <text:p text:style-name="P5">Console interface.</text:p>
          </table:table-cell>
        </table:table-row>
        <table:table-row>
          <table:table-cell table:style-name="Table1.A2" office:value-type="string">
            <text:p text:style-name="P22">INTERFACE_WEB</text:p>
          </table:table-cell>
          <table:table-cell table:style-name="Table1.B2" office:value-type="string">
            <text:p text:style-name="P9">2</text:p>
          </table:table-cell>
          <table:table-cell table:style-name="Table1.C2" office:value-type="string">
            <text:p text:style-name="P5">Web interface.</text:p>
          </table:table-cell>
        </table:table-row>
        <table:table-row>
          <table:table-cell table:style-name="Table1.A2" office:value-type="string">
            <text:p text:style-name="P22">BUFFER</text:p>
          </table:table-cell>
          <table:table-cell table:style-name="Table1.B2" office:value-type="string">
            <text:p text:style-name="P10">3</text:p>
          </table:table-cell>
          <table:table-cell table:style-name="Table1.C2" office:value-type="string">
            <text:p text:style-name="P6">Internal buffer.</text:p>
          </table:table-cell>
        </table:table-row>
      </table:table>
      <text:p text:style-name="Method_20_Body"/>
      <text:p text:style-name="Method_20_Body"/>
      <text:p text:style-name="Method_20_Body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PrintU</text:span> class contains the following static property (variable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y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4">$instance</text:p>
          </table:table-cell>
          <table:table-cell table:style-name="MethodTable.B2" office:value-type="string">
            <text:p text:style-name="P5">Class instance for the static class wrapper.</text:p>
          </table:table-cell>
        </table:table-row>
      </table:table>
      <text:p text:style-name="Method_20_Body"/>
      <text:h text:style-name="Method_20_Listing_20_Title" text:outline-level="4">Static Class Methods</text:h>
      <text:p text:style-name="Method_20_Body"/>
      <text:p text:style-name="Method_20_Body">The <text:span text:style-name="Class_20_Variables">PrintU</text:span> class contains the following static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Method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25"><text:span text:style-name="T1">instance</text:span></text:p>
          </table:table-cell>
          <table:table-cell table:style-name="Table2.B2" office:value-type="string">
            <text:p text:style-name="P5">Get the class instance, creates one if it is null.</text:p>
          </table:table-cell>
        </table:table-row>
        <table:table-row>
          <table:table-cell table:style-name="Table2.A2" office:value-type="string">
            <text:p text:style-name="P26"><text:a xlink:type="simple" xlink:href="#printLine">printLine</text:a></text:p>
          </table:table-cell>
          <table:table-cell table:style-name="Table2.B2" office:value-type="string">
            <text:p text:style-name="P5">Output message to the print device followed by an end-of-line sequence.</text:p>
          </table:table-cell>
        </table:table-row>
        <table:table-row>
          <table:table-cell table:style-name="Table2.A2" office:value-type="string">
            <text:p text:style-name="P26"><text:a xlink:type="simple" xlink:href="#printMessage">printMessage</text:a></text:p>
          </table:table-cell>
          <table:table-cell table:style-name="Table2.B2" office:value-type="string">
            <text:p text:style-name="P11">Output the message to the current print device.</text:p>
          </table:table-cell>
        </table:table-row>
        <table:table-row>
          <table:table-cell table:style-name="Table2.A2" office:value-type="string">
            <text:h text:style-name="P18" text:outline-level="5"><text:a xlink:type="simple" xlink:href="#printArray">printArray</text:a></text:h>
          </table:table-cell>
          <table:table-cell table:style-name="Table2.B2" office:value-type="string">
            <text:p text:style-name="P5">Output the array to the current output device.</text:p>
          </table:table-cell>
        </table:table-row>
        <table:table-row>
          <table:table-cell table:style-name="Table2.A2" office:value-type="string">
            <text:p text:style-name="P26"><text:a xlink:type="simple" xlink:href="#selectInterface">selectInterface</text:a></text:p>
          </table:table-cell>
          <table:table-cell table:style-name="Table2.B2" office:value-type="string">
            <text:p text:style-name="P5">Set the interface type for output messages.</text:p>
          </table:table-cell>
        </table:table-row>
        <table:table-row>
          <table:table-cell table:style-name="Table2.A2" office:value-type="string">
            <text:h text:style-name="P18" text:outline-level="5"><text:a xlink:type="simple" xlink:href="#resetOutputDevice">resetOutputDevice</text:a></text:h>
          </table:table-cell>
          <table:table-cell table:style-name="Table2.B2" office:value-type="string">
            <text:p text:style-name="P5">Set the output device. <text:s/>Defaults to '<text:span text:style-name="T2">php://output</text:span>'.</text:p>
          </table:table-cell>
        </table:table-row>
        <table:table-row>
          <table:table-cell table:style-name="Table2.A2" office:value-type="string">
            <text:h text:style-name="P18" text:outline-level="5"><text:a xlink:type="simple" xlink:href="#getOutputDevice">getOutputDevice</text:a></text:h>
          </table:table-cell>
          <table:table-cell table:style-name="Table2.B2" office:value-type="string">
            <text:p text:style-name="Method_20_Table_20_Description">Returns the current output device.</text:p>
          </table:table-cell>
        </table:table-row>
        <table:table-row>
          <table:table-cell table:style-name="Table2.A2" office:value-type="string">
            <text:h text:style-name="P18" text:outline-level="5"><text:a xlink:type="simple" xlink:href="#getOutputDeviceName">getOutputDeviceName</text:a></text:h>
          </table:table-cell>
          <table:table-cell table:style-name="Table2.B2" office:value-type="string">
            <text:p text:style-name="P5">Returns the current output device name.</text:p>
          </table:table-cell>
        </table:table-row>
        <table:table-row>
          <table:table-cell table:style-name="Table2.A2" office:value-type="string">
            <text:p text:style-name="P26"><text:a xlink:type="simple" xlink:href="#setOutputDevice">setOutputDevice</text:a></text:p>
          </table:table-cell>
          <table:table-cell table:style-name="Table2.B2" office:value-type="string">
            <text:p text:style-name="P5">Set the output device. <text:s/>Defaults to <text:span text:style-name="T2">STDOUT</text:span>.</text:p>
          </table:table-cell>
        </table:table-row>
        <table:table-row>
          <table:table-cell table:style-name="Table2.A2" office:value-type="string">
            <text:p text:style-name="P26"><text:a xlink:type="simple" xlink:href="#printRequests">printRequests</text:a></text:p>
          </table:table-cell>
          <table:table-cell table:style-name="Table2.B2" office:value-type="string">
            <text:p text:style-name="P5">Returns the number of print requests processed.</text:p>
          </table:table-cell>
        </table:table-row>
        <table:table-row>
          <table:table-cell table:style-name="Table2.A2" office:value-type="string">
            <text:p text:style-name="P26"><text:a xlink:type="simple" xlink:href="#getBuffer">getBuffer</text:a></text:p>
          </table:table-cell>
          <table:table-cell table:style-name="Table2.B2" office:value-type="string">
            <text:p text:style-name="P5">Returns the print buffer.</text:p>
          </table:table-cell>
        </table:table-row>
        <table:table-row>
          <table:table-cell table:style-name="Table2.A2" office:value-type="string">
            <text:p text:style-name="P26"><text:a xlink:type="simple" xlink:href="#maxRetries">maxRetries</text:a></text:p>
          </table:table-cell>
          <table:table-cell table:style-name="Table2.B2" office:value-type="string">
            <text:p text:style-name="P5">Get or set the maximum retries allowed for a fwrite operation to complete.</text:p>
          </table:table-cell>
        </table:table-row>
      </table:table>
      <text:p text:style-name="Method_20_Body"/>
      <text:h text:style-name="P17" text:outline-level="5"><text:bookmark-start text:name="instance"/>instance<text:bookmark-end text:name="instance"/></text:h>
      <text:p text:style-name="Method_20_Body"/>
      <text:p text:style-name="Method_20_Body">Get the class instance, creates one if it is null.</text:p>
      <text:p text:style-name="Method_20_Body"/>
      <text:p text:style-name="Method_20_Code_20_Listing"><text:span text:style-name="T3">/**</text:span></text:p>
      <text:p text:style-name="P19"><text:s/>* instance</text:p>
      <text:p text:style-name="P19"><text:s/>*</text:p>
      <text:p text:style-name="P19"><text:s/>* Get the instance object, create a new instance if null</text:p>
      <text:p text:style-name="P19"><text:s/>* <text:span text:style-name="T2">@return</text:span> object $instance</text:p>
      <text:p text:style-name="P19"><text:s/>*/</text:p>
      <text:p text:style-name="P19">public static function instance()</text:p>
      <text:p text:style-name="P19">{</text:p>
      <text:p text:style-name="P19"><text:tab/>if (! self::$instance)</text:p>
      <text:p text:style-name="P19"><text:tab/>{</text:p>
      <text:p text:style-name="P19"><text:tab/><text:tab/>self::$instance = new PrintU\Output();</text:p>
      <text:p text:style-name="P19"><text:tab/>}</text:p>
      <text:p text:style-name="P19"/>
      <text:p text:style-name="P19"><text:tab/>return self::$instance;</text:p>
      <text:p text:style-name="P19">}</text:p>
      <text:p text:style-name="P19"/>
      <text:p text:style-name="Method_20_Body">The <text:span text:style-name="Class_20_Variables">instance</text:span> method creates a new class instance if the <text:span text:style-name="Class_20_Variables">$instance</text:span> class variable is null. <text:s/>The new instance is assigned to the <text:span text:style-name="Class_20_Variables">$instance</text:span> class variable. <text:s/>The result is to create a static <text:span text:style-name="T5">singleton</text:span> class instance.</text:p>
      <text:p text:style-name="Method_20_Body"/>
      <text:p text:style-name="Method_20_Body">Returns the current <text:span text:style-name="Class_20_Variables">$instance</text:span> class variable.</text:p>
      <text:p text:style-name="Method_20_Body"/>
      <text:p text:style-name="Method_20_Body"/>
      <text:h text:style-name="P17" text:outline-level="5"><text:bookmark-start text:name="printLine"/>printLine<text:bookmark-end text:name="printLine"/></text:h>
      <text:p text:style-name="Method_20_Body"/>
      <text:p text:style-name="Method_20_Body">Output message to the print device followed by an end-of-line sequence.</text:p>
      <text:p text:style-name="Method_20_Body"/>
      <text:p text:style-name="P19">/**</text:p>
      <text:p text:style-name="P19"><text:s/>* printLine</text:p>
      <text:p text:style-name="P19"><text:s/>*</text:p>
      <text:p text:style-name="P19"><text:s/>* Output message to the print device followed by an end-of-line sequence.</text:p>
      <text:p text:style-name="P19"><text:s/>* <text:span text:style-name="T2">@param</text:span> string $message = (optional) message to print</text:p>
      <text:p text:style-name="P19"><text:s/>* <text:span text:style-name="T2">@throws</text:span> PrintU\Exception</text:p>
      <text:p text:style-name="P19"><text:s/>*/</text:p>
      <text:p text:style-name="P19">public function printLine($message='')</text:p>
      <text:p text:style-name="P19">{</text:p>
      <text:p text:style-name="Method_20_Code_20_Listing"><text:span text:style-name="T3"><text:s text:c="4"/><text:tab/>self::instance()-&gt;printMessage($message);</text:span></text:p>
      <text:p text:style-name="Method_20_Code_20_Listing">}</text:p>
      <text:p text:style-name="Method_20_Body"/>
      <text:p text:style-name="Method_20_Body">The <text:span text:style-name="Class_20_Variables">printLine</text:span> method expects a single, optional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Parameter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26">$message</text:p>
          </table:table-cell>
          <table:table-cell table:style-name="Table3.B2" office:value-type="string">
            <text:p text:style-name="Method_20_Table_20_Description">The message to be output to the buffer.</text:p>
          </table:table-cell>
        </table:table-row>
      </table:table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pass the parameter to the <text:span text:style-name="Class_20_Variables">printLine</text:span> method of the <text:span text:style-name="Class_20_Variables">PrintU\Output</text:span> class.</text:p>
      <text:p text:style-name="Method_20_Body"/>
      <text:p text:style-name="Method_20_Body"/>
      <text:h text:style-name="P17" text:outline-level="5"><text:bookmark-start text:name="printMessage"/>printMessage<text:bookmark-end text:name="printMessage"/></text:h>
      <text:p text:style-name="Method_20_Body"/>
      <text:p text:style-name="Method_20_Body">Output the message to the current print device.</text:p>
      <text:p text:style-name="Method_20_Body"/>
      <text:p text:style-name="P19">/**</text:p>
      <text:p text:style-name="P19"><text:s/>* printMessage.</text:p>
      <text:p text:style-name="P19"><text:s/>*</text:p>
      <text:p text:style-name="P19"><text:s/>* Output the message to the current print device.</text:p>
      <text:p text:style-name="P19"><text:s/>* <text:span text:style-name="T2">@param</text:span> string $message = (optional) message to print</text:p>
      <text:p text:style-name="P19"><text:s/>* <text:span text:style-name="T2">@throws</text:span> PrintU\Exception</text:p>
      <text:p text:style-name="P19"><text:s/>*/</text:p>
      <text:p text:style-name="P19">public function printMessage($message='')</text:p>
      <text:p text:style-name="P19">{</text:p>
      <text:p text:style-name="Method_20_Code_20_Listing"><text:span text:style-name="T6"><text:s text:c="4"/><text:tab/></text:span><text:span text:style-name="T3">self::instance()-&gt;printMessage($message);</text:span></text:p>
      <text:p text:style-name="P19">}</text:p>
      <text:p text:style-name="Method_20_Body"/>
      <text:p text:style-name="Method_20_Body">The <text:span text:style-name="Class_20_Variables">printMessage</text:span> method expects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26">$message</text:p>
          </table:table-cell>
          <table:table-cell table:style-name="Table4.B2" office:value-type="string">
            <text:p text:style-name="Method_20_Table_20_Description">The message to be output to the buffer.</text:p>
          </table:table-cell>
        </table:table-row>
      </table:table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pass the parameter to the <text:span text:style-name="Class_20_Variables">printMessage</text:span> method of the <text:span text:style-name="Class_20_Variables">PrintU\Output</text:span> class.</text:p>
      <text:p text:style-name="Method_20_Body"/>
      <text:h text:style-name="P17" text:outline-level="5"><text:bookmark-start text:name="printArray"/>printArray<text:bookmark-end text:name="printArray"/></text:h>
      <text:p text:style-name="P12"/>
      <text:p text:style-name="Method_20_Body">Output the array to the current output device.</text:p>
      <text:p text:style-name="P12"/>
      <text:p text:style-name="P19">/**</text:p>
      <text:p text:style-name="P19"><text:s/>* printArray.</text:p>
      <text:p text:style-name="P19"><text:s/>*</text:p>
      <text:p text:style-name="P19"><text:s/>* Print the array on the current output device.</text:p>
      <text:p text:style-name="P19"><text:s/>* <text:span text:style-name="T2">@param</text:span> array $array <text:s text:c="9"/>= array to print</text:p>
      <text:p text:style-name="P19"><text:s/>* <text:span text:style-name="T2">@param</text:span> string $arrayName <text:s text:c="4"/>= (optional) name of the array (if formatOutput)</text:p>
      <text:p text:style-name="P19"><text:s/>* <text:span text:style-name="T2">@param</text:span> boolean $sort <text:s text:c="8"/>= (optional) true to sort (default = don't sort)</text:p>
      <text:p text:style-name="P20"><text:s/>* <text:span text:style-name="T2">@param</text:span> boolean $sortValue <text:s text:c="3"/>= (optional) if $sort, sort by value if true, </text:p>
      <text:p text:style-name="P20"><text:s/>* <text:tab/><text:tab/><text:tab/><text:tab/><text:tab/><text:tab/><text:tab/>sort by key if false</text:p>
      <text:p text:style-name="P19"><text:s/>* <text:span text:style-name="T2">@throws</text:span> PrintU\Exception</text:p>
      <text:p text:style-name="P19"><text:s/>*/</text:p>
      <text:p text:style-name="P19">public function printArray($array, $arrayName=null, $sort=false, $sortValue=false)</text:p>
      <text:p text:style-name="P19">{</text:p>
      <text:p text:style-name="Method_20_Code_20_Listing"><text:span text:style-name="T6"><text:s text:c="4"/><text:tab/></text:span><text:span text:style-name="T3">self::instance()-&gt;printArray($array, $arrayName, $sort, $sortValue);</text:span></text:p>
      <text:p text:style-name="Method_20_Code_20_Listing">}</text:p>
      <text:p text:style-name="Method_20_Body"/>
      <text:p text:style-name="Method_20_Body">The <text:span text:style-name="Class_20_Variables">printArray</text:span> method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26">$array</text:p>
          </table:table-cell>
          <table:table-cell table:style-name="Table5.B2" office:value-type="string">
            <text:p text:style-name="Method_20_Table_20_Description">The array to print.</text:p>
          </table:table-cell>
        </table:table-row>
      </table:table>
      <text:p text:style-name="Method_20_Body"/>
      <text:p text:style-name="Method_20_Body">and three, optional parameters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Parameter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26">$arrayName</text:p>
          </table:table-cell>
          <table:table-cell table:style-name="Table6.B2" office:value-type="string">
            <text:p text:style-name="Method_20_Table_20_Description">A label to print before printing the array.</text:p>
          </table:table-cell>
        </table:table-row>
        <table:table-row>
          <table:table-cell table:style-name="Table6.A2" office:value-type="string">
            <text:p text:style-name="P26">$sort</text:p>
          </table:table-cell>
          <table:table-cell table:style-name="Table6.B2" office:value-type="string">
            <text:p text:style-name="Method_20_Table_20_Description">True to sort, false to not sort.</text:p>
          </table:table-cell>
        </table:table-row>
        <table:table-row>
          <table:table-cell table:style-name="Table6.A2" office:value-type="string">
            <text:p text:style-name="P26">$sortValue</text:p>
          </table:table-cell>
          <table:table-cell table:style-name="Table6.B2" office:value-type="string">
            <text:p text:style-name="Method_20_Table_20_Description">True to sort-by-value, false to sort-by-key.</text:p>
          </table:table-cell>
        </table:table-row>
      </table:table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pass the parameters to the <text:span text:style-name="Class_20_Variables">printArray</text:span> method of the <text:span text:style-name="Class_20_Variables">PrintU\Output</text:span> class.</text:p>
      <text:p text:style-name="Method_20_Body"/>
      <text:p text:style-name="Method_20_Body"/>
      <text:h text:style-name="P17" text:outline-level="5"><text:bookmark-start text:name="selectInterface"/>selectInterface<text:bookmark-end text:name="selectInterface"/></text:h>
      <text:p text:style-name="Method_20_Body"/>
      <text:p text:style-name="Method_20_Body">Set the interface for output messages.</text:p>
      <text:p text:style-name="Method_20_Body"/>
      <text:p text:style-name="P19">/**</text:p>
      <text:p text:style-name="P19"><text:s/>* selectInterface.</text:p>
      <text:p text:style-name="P19"><text:s/>*</text:p>
      <text:p text:style-name="P19"><text:s/>* Set the interface for output messages.</text:p>
      <text:p text:style-name="P20"><text:s/>* <text:span text:style-name="T2">@param</text:span> integer $interfaceType = (optional) interface type (0 = undefined/invalid,</text:p>
      <text:p text:style-name="P20"><text:s/>*<text:tab/><text:tab/><text:tab/><text:tab/><text:tab/><text:tab/><text:tab/> 1 = console, 2 = web, 3 = buffer)</text:p>
      <text:p text:style-name="P19"><text:s/>* <text:span text:style-name="T2">@return</text:span> integer $interfaceType</text:p>
      <text:p text:style-name="P19"><text:s/>*/</text:p>
      <text:p text:style-name="P19">public function selectInterface($interfaceType=1)</text:p>
      <text:p text:style-name="P19">{</text:p>
      <text:p text:style-name="Method_20_Code_20_Listing"><text:span text:style-name="T6"><text:tab/></text:span><text:span text:style-name="T3">return self::instance()-&gt;selectInterface($interfaceType);</text:span></text:p>
      <text:p text:style-name="P19">}</text:p>
      <text:p text:style-name="Method_20_Body"/>
      <text:p text:style-name="Method_20_Body">The <text:span text:style-name="Class_20_Variables">selectInterface</text:span> method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Parameter</text:p>
          </table:table-cell>
          <table:table-cell table:style-name="Table7.B1" office:value-type="string">
            <text:p text:style-name="P3">Description</text:p>
          </table:table-cell>
        </table:table-row>
        <table:table-row>
          <table:table-cell table:style-name="Table7.A2" office:value-type="string">
            <text:p text:style-name="P26">$interfaceType</text:p>
          </table:table-cell>
          <table:table-cell table:style-name="Table7.B2" office:value-type="string">
            <text:p text:style-name="Method_20_Table_20_Description">The type of interface to use.</text:p>
          </table:table-cell>
        </table:table-row>
      </table:table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pass the parameter to the <text:span text:style-name="Class_20_Variables">printMessage</text:span> method of the <text:span text:style-name="Class_20_Variables">PrintU\Output</text:span> class. <text:s/>The result of the call is returned.</text:p>
      <text:p text:style-name="Method_20_Body"/>
      <text:p text:style-name="Method_20_Body"/>
      <text:h text:style-name="P17" text:outline-level="5"><text:bookmark-start text:name="resetOutputDevice"/>resetOutputDevice<text:bookmark-end text:name="resetOutputDevice"/></text:h>
      <text:p text:style-name="Method_20_Body"/>
      <text:p text:style-name="Method_20_Body">Set the output device. <text:s/>Defaults to php://output</text:p>
      <text:p text:style-name="Method_20_Body"/>
      <text:p text:style-name="P19">/**</text:p>
      <text:p text:style-name="P19"><text:s/>* resetOutputDevice.</text:p>
      <text:p text:style-name="P19"><text:s/>*</text:p>
      <text:p text:style-name="P19"><text:s/>* Set the output device. <text:s/>Defaults to 'php://output'.</text:p>
      <text:p text:style-name="P19"><text:s/>* <text:span text:style-name="T2">@param</text:span> string $outDevice = device to use for output</text:p>
      <text:p text:style-name="P19"><text:s/>* <text:span text:style-name="T2">@throws</text:span> PrintU\Exception</text:p>
      <text:p text:style-name="P19"><text:s/>*/</text:p>
      <text:p text:style-name="P19">public function resetOutputDevice($outDevice='php://output')</text:p>
      <text:p text:style-name="P19">{</text:p>
      <text:p text:style-name="P19"><text:tab/>self::instance()-&gt;resetOutputDevice($outDevice);</text:p>
      <text:p text:style-name="Method_20_Code_20_Listing">}</text:p>
      <text:p text:style-name="Method_20_Body"/>
      <text:p text:style-name="Method_20_Body">The <text:span text:style-name="Class_20_Variables">resetOutputDevice</text:span> method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Parameter</text:p>
          </table:table-cell>
          <table:table-cell table:style-name="Table8.B1" office:value-type="string">
            <text:p text:style-name="P3">Description</text:p>
          </table:table-cell>
        </table:table-row>
        <table:table-row>
          <table:table-cell table:style-name="Table8.A2" office:value-type="string">
            <text:p text:style-name="P26">$outDevice</text:p>
          </table:table-cell>
          <table:table-cell table:style-name="Table8.B2" office:value-type="string">
            <text:p text:style-name="Method_20_Table_20_Description">The device to use for output.</text:p>
          </table:table-cell>
        </table:table-row>
      </table:table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pass the parameter to the <text:span text:style-name="Class_20_Variables">resetOutputDevice</text:span> method of the <text:span text:style-name="Class_20_Variables">PrintU\Output</text:span> class.</text:p>
      <text:p text:style-name="Method_20_Body"/>
      <text:p text:style-name="Method_20_Body"/>
      <text:h text:style-name="P17" text:outline-level="5"><text:bookmark-start text:name="getOutputDevice"/>getOutputDevice<text:bookmark-end text:name="getOutputDevice"/></text:h>
      <text:p text:style-name="Method_20_Body"/>
      <text:p text:style-name="Method_20_Body">Return the current output device.</text:p>
      <text:p text:style-name="Method_20_Body"/>
      <text:p text:style-name="P19">/**</text:p>
      <text:p text:style-name="P19"><text:s/>* getOutputDevice</text:p>
      <text:p text:style-name="P19"><text:s/>*</text:p>
      <text:p text:style-name="P19"><text:s/>* get the current outputDevice</text:p>
      <text:p text:style-name="P19"><text:s/>* <text:span text:style-name="T2">@return</text:span> mixed|resource $outputDevice</text:p>
      <text:p text:style-name="P19"><text:s/>*/</text:p>
      <text:p text:style-name="P19">public function getOutputDevice()</text:p>
      <text:p text:style-name="P19">{</text:p>
      <text:p text:style-name="Method_20_Code_20_Listing"><text:span text:style-name="T3"><text:tab/>return </text:span><text:span text:style-name="T4">self::instance()-&gt;getOutputDevice()</text:span><text:span text:style-name="T3">;</text:span></text:p>
      <text:p text:style-name="P19">}</text:p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call the <text:span text:style-name="Class_20_Variables">getOutputDevice</text:span> method of the <text:span text:style-name="Class_20_Variables">PrintU\Output</text:span> class. <text:s/>The result of the call is returned.</text:p>
      <text:p text:style-name="Method_20_Body"/>
      <text:p text:style-name="Method_20_Body"/>
      <text:h text:style-name="P17" text:outline-level="5"><text:bookmark-start text:name="getOutputDeviceName"/>getOutputDeviceName<text:bookmark-end text:name="getOutputDeviceName"/></text:h>
      <text:p text:style-name="Method_20_Body"/>
      <text:p text:style-name="Method_20_Body">Returns the current output device name.</text:p>
      <text:p text:style-name="Method_20_Body"/>
      <text:p text:style-name="P19">/**</text:p>
      <text:p text:style-name="P19"><text:s/>* getOutputDeviceName</text:p>
      <text:p text:style-name="P19"><text:s/>*</text:p>
      <text:p text:style-name="P19"><text:s/>* get the current outputDevice name ($outDevice)</text:p>
      <text:p text:style-name="P19"><text:s/>* <text:span text:style-name="T2">@return</text:span> string $outDevice</text:p>
      <text:p text:style-name="P19"><text:s/>*/</text:p>
      <text:p text:style-name="P19">public function getOutputDeviceName()</text:p>
      <text:p text:style-name="P19">{</text:p>
      <text:p text:style-name="Method_20_Code_20_Listing"><text:span text:style-name="T3"><text:tab/>return </text:span><text:span text:style-name="T4">self::instance()-&gt;getOutputDeviceName()</text:span><text:span text:style-name="T3">;</text:span></text:p>
      <text:p text:style-name="P19">}</text:p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call the <text:span text:style-name="Class_20_Variables">getOutputDeviceName</text:span> method of the <text:span text:style-name="Class_20_Variables">PrintU\Output</text:span> class. <text:s/>The result of the call is returned.</text:p>
      <text:p text:style-name="Method_20_Body"/>
      <text:p text:style-name="Method_20_Body"/>
      <text:h text:style-name="P17" text:outline-level="5"><text:bookmark-start text:name="setOutputDevice"/>setOutputDevice<text:bookmark-end text:name="setOutputDevice"/></text:h>
      <text:p text:style-name="Method_20_Body"/>
      <text:p text:style-name="Method_20_Body">Set the output device. <text:s/>Defaults to <text:span text:style-name="T2">STDOUT</text:span>.</text:p>
      <text:p text:style-name="Method_20_Body"/>
      <text:p text:style-name="P19">/**</text:p>
      <text:p text:style-name="P19"><text:s/>* setOutputDevice.</text:p>
      <text:p text:style-name="P19"><text:s/>*</text:p>
      <text:p text:style-name="P19"><text:s/>* Set the output device. <text:s/>Defaults to STDOUT.</text:p>
      <text:p text:style-name="P19"><text:s/>* <text:span text:style-name="T2">@param</text:span> string $outDevice = device to use for output.</text:p>
      <text:p text:style-name="P19"><text:s/>* <text:span text:style-name="T2">@throws</text:span> \Library\PrintU\Exception</text:p>
      <text:p text:style-name="P19"><text:s/>*/</text:p>
      <text:p text:style-name="P19">private function setOutputDevice($outDevice)</text:p>
      <text:p text:style-name="P19">{</text:p>
      <text:p text:style-name="Method_20_Code_20_Listing"><text:span text:style-name="T6"><text:tab/></text:span><text:span text:style-name="T3">return self::instance()-&gt;setOutputDevice($outDevice);</text:span></text:p>
      <text:p text:style-name="P19">}</text:p>
      <text:p text:style-name="Method_20_Body"/>
      <text:p text:style-name="Method_20_Body">The <text:span text:style-name="Class_20_Variables">setOutputDevice</text:span> method expects a single, optional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Parameter</text:p>
          </table:table-cell>
          <table:table-cell table:style-name="Table9.B1" office:value-type="string">
            <text:p text:style-name="P3">Description</text:p>
          </table:table-cell>
        </table:table-row>
        <table:table-row>
          <table:table-cell table:style-name="Table9.A2" office:value-type="string">
            <text:p text:style-name="P26">$outDevice</text:p>
          </table:table-cell>
          <table:table-cell table:style-name="Table9.B2" office:value-type="string">
            <text:p text:style-name="Method_20_Table_20_Description">The device to use for output.</text:p>
          </table:table-cell>
        </table:table-row>
      </table:table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pass the parameter to the <text:span text:style-name="Class_20_Variables">setOutputDevice</text:span> method of the <text:span text:style-name="Class_20_Variables">PrintU\Output</text:span> class.</text:p>
      <text:p text:style-name="Method_20_Body"/>
      <text:p text:style-name="Method_20_Body"/>
      <text:p text:style-name="Method_20_Body"/>
      <text:h text:style-name="P17" text:outline-level="5"><text:s/><text:bookmark-start text:name="printRequests"/>printRequests<text:bookmark-end text:name="printRequests"/></text:h>
      <text:p text:style-name="Method_20_Body"/>
      <text:p text:style-name="Method_20_Body">Returns the number of print requests processed.</text:p>
      <text:p text:style-name="Method_20_Body"/>
      <text:p text:style-name="P19">/**</text:p>
      <text:p text:style-name="P19"><text:s/>* printRequests</text:p>
      <text:p text:style-name="P19"><text:s/>*</text:p>
      <text:p text:style-name="P19"><text:s/>* get the number of print requests received</text:p>
      <text:p text:style-name="P19"><text:s/>* <text:span text:style-name="T2">@return</text:span> integer $printrequests</text:p>
      <text:p text:style-name="P19"><text:s/>*/</text:p>
      <text:p text:style-name="P19">public function printRequests()</text:p>
      <text:p text:style-name="P19">{</text:p>
      <text:p text:style-name="Method_20_Code_20_Listing"><text:span text:style-name="T3"><text:tab/>return </text:span><text:span text:style-name="T4">self::instance()-&gt;printRequests()</text:span><text:span text:style-name="T3">;</text:span></text:p>
      <text:p text:style-name="P19">}</text:p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call the <text:span text:style-name="Class_20_Variables">printRequests</text:span> method of the <text:span text:style-name="Class_20_Variables">PrintU\Output</text:span> class. <text:s/>The result of the call is returned.</text:p>
      <text:p text:style-name="Method_20_Body"/>
      <text:p text:style-name="Method_20_Body"/>
      <text:h text:style-name="P17" text:outline-level="5"><text:bookmark-start text:name="getBuffer"/>getBuffer<text:bookmark-end text:name="getBuffer"/></text:h>
      <text:p text:style-name="Method_20_Body"/>
      <text:p text:style-name="Method_20_Body">Returns the print buffer contents.</text:p>
      <text:p text:style-name="Method_20_Body"/>
      <text:p text:style-name="P19">/**</text:p>
      <text:p text:style-name="P19"><text:s/>* getBuffer</text:p>
      <text:p text:style-name="P19"><text:s/>*</text:p>
      <text:p text:style-name="P19"><text:s/>* get a copy of the print buffer</text:p>
      <text:p text:style-name="P19"><text:s/>* <text:span text:style-name="T2">@return</text:span> string $printBuffer</text:p>
      <text:p text:style-name="P19"><text:s/>*/</text:p>
      <text:p text:style-name="P19">public function getBuffer()</text:p>
      <text:p text:style-name="P19">{</text:p>
      <text:p text:style-name="Method_20_Code_20_Listing"><text:span text:style-name="T3"><text:tab/>return </text:span><text:span text:style-name="T4">self::instance()-&gt;getBuffer()</text:span><text:span text:style-name="T3">;</text:span></text:p>
      <text:p text:style-name="P19">}</text:p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call the <text:span text:style-name="Class_20_Variables">getBuffer</text:span> method of the <text:span text:style-name="Class_20_Variables">PrintU\Output</text:span> class. <text:s/>The result of the call is returned.</text:p>
      <text:p text:style-name="Method_20_Body"/>
      <text:p text:style-name="Method_20_Body"/>
      <text:h text:style-name="P17" text:outline-level="5"><text:bookmark-start text:name="maxRetries"/>maxRetries<text:bookmark-end text:name="maxRetries"/></text:h>
      <text:p text:style-name="Method_20_Body"/>
      <text:p text:style-name="Method_20_Body">Get or set the maximum retries allowed for a fwrite operation to complete.</text:p>
      <text:p text:style-name="Method_20_Body"/>
      <text:p text:style-name="Code_20_Listing"><text:span text:style-name="T6"><text:tab/></text:span><text:span text:style-name="T3">/**</text:span></text:p>
      <text:p text:style-name="P2"><text:tab/> * maxRetries</text:p>
      <text:p text:style-name="P2"><text:tab/> *</text:p>
      <text:p text:style-name="P2"><text:tab/> * set/get the max retries allowed for a fwrite operation to complete</text:p>
      <text:p text:style-name="P2"><text:tab/> * <text:span text:style-name="T2">@param</text:span> integer $maxRetries = (optional) maximum retries, null to query</text:p>
      <text:p text:style-name="P2"><text:tab/> * <text:span text:style-name="T2">@return</text:span> integer $maxRetries</text:p>
      <text:p text:style-name="P2"><text:tab/> */</text:p>
      <text:p text:style-name="P2"><text:tab/>public function maxRetries($maxRetries=null)</text:p>
      <text:p text:style-name="P2"><text:tab/>{</text:p>
      <text:p text:style-name="P19"><text:tab/>return self::instance()-&gt;maxRetries($maxRetries);</text:p>
      <text:p text:style-name="P2"><text:tab/>}</text:p>
      <text:p text:style-name="Method_20_Body"/>
      <text:p text:style-name="Method_20_Body">The <text:span text:style-name="Class_20_Variables">maxRetries</text:span> method expects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Parameter</text:p>
          </table:table-cell>
          <table:table-cell table:style-name="Table11.B1" office:value-type="string">
            <text:p text:style-name="P3">Description</text:p>
          </table:table-cell>
        </table:table-row>
        <table:table-row>
          <table:table-cell table:style-name="Table11.A2" office:value-type="string">
            <text:p text:style-name="P26">$maxRetries</text:p>
          </table:table-cell>
          <table:table-cell table:style-name="Table11.B2" office:value-type="string">
            <text:p text:style-name="Method_20_Table_20_Description">Maximum retries, null to query.</text:p>
          </table:table-cell>
        </table:table-row>
      </table:table>
      <text:p text:style-name="Method_20_Body"/>
      <text:p text:style-name="Method_20_Body"/>
      <text:p text:style-name="Method_20_Body">The <text:span text:style-name="Class_20_Variables">instance</text:span> method is called to get the <text:span text:style-name="Class_20_Variables">PrintU\Output</text:span> class instance. <text:s/>The resultant object is used to call the <text:span text:style-name="Class_20_Variables">maxRetries</text:span> method of the <text:span text:style-name="Class_20_Variables">PrintU\Output</text:span> class. <text:s/>The result of the call is returned.</text:p>
      <text:p text:style-name="Method_20_Body"/>
      <text:p text:style-name="Method_20_Body"/>
      <text:h text:style-name="P13" text:outline-level="3">Source Listing</text:h>
      <text:p text:style-name="Coding_20_Body"/>
      <text:p text:style-name="P2">&lt;?php</text:p>
      <text:p text:style-name="P2">namespace Library;</text:p>
      <text:p text:style-name="P2"/>
      <text:p text:style-name="P2">/*</text:p>
      <text:p text:style-name="P2"><text:s/>*<text:tab/>PrintU is copyright © 2012. EarthWalk Software.</text:p>
      <text:p text:style-name="P2"><text:s/>*<text:tab/>Licensed under the Academic Free License version 3.0.</text:p>
      <text:p text:style-name="P2"><text:s/>* <text:tab/>Refer to the file named License.txt provided with the source, </text:p>
      <text:p text:style-name="P2"><text:s/>* <text:tab/> <text:s text:c="2"/>or from http://opensource.org/licenses/academic.php</text:p>
      <text:p text:style-name="P2"><text:s/>*/</text:p>
      <text:p text:style-name="P2">/**</text:p>
      <text:p text:style-name="P2"><text:s/>* PrintU.</text:p>
      <text:p text:style-name="P2"><text:s/>*</text:p>
      <text:p text:style-name="P2"><text:s/>* Unified printing static interface convenience class.</text:p>
      <text:p text:style-name="P2"><text:s/>* <text:span text:style-name="T2">@author</text:span> Jay Wheeler.</text:p>
      <text:p text:style-name="P2"><text:s/>* <text:span text:style-name="T2">@version</text:span> 1.0</text:p>
      <text:p text:style-name="P2"><text:s/>* <text:span text:style-name="T2">@copyright</text:span> © 2012. EarthWalk Software.</text:p>
      <text:p text:style-name="P2"><text:s/>* <text:span text:style-name="T2">@license</text:span> Licensed under the Academic Free License version 3.0.</text:p>
      <text:p text:style-name="P2"><text:s/>* <text:span text:style-name="T2">@package</text:span> Library</text:p>
      <text:p text:style-name="P2"><text:s/>* <text:span text:style-name="T2">@subpackage</text:span> PrintU.</text:p>
      <text:p text:style-name="P2"><text:s/>*/</text:p>
      <text:p text:style-name="P2">class PrintU</text:p>
      <text:p text:style-name="P2">{</text:p>
      <text:p text:style-name="P2"><text:tab/>/**</text:p>
      <text:p text:style-name="P2"><text:tab/> * INTERFACE_UNDEFINED</text:p>
      <text:p text:style-name="P2"><text:tab/> *</text:p>
      <text:p text:style-name="P2"><text:tab/> * Undefined interface</text:p>
      <text:p text:style-name="P2"><text:tab/> * <text:span text:style-name="T2">@var</text:span> INTERFACE_UNDEFINED</text:p>
      <text:p text:style-name="P2"><text:tab/> */</text:p>
      <text:p text:style-name="P2"><text:tab/>const<text:tab/><text:tab/><text:tab/>INTERFACE_UNDEFINED<text:tab/>= 0;</text:p>
      <text:p text:style-name="P2"/>
      <text:p text:style-name="P2"><text:s text:c="2"/><text:tab/>/**</text:p>
      <text:p text:style-name="P2"><text:s text:c="2"/><text:tab/> * INTERFACE_CONSOLE</text:p>
      <text:p text:style-name="P2"><text:s text:c="2"/><text:tab/> *</text:p>
      <text:p text:style-name="P2"><text:s text:c="2"/><text:tab/> * Console interface.</text:p>
      <text:p text:style-name="P2"><text:s text:c="2"/><text:tab/> * <text:span text:style-name="T2">@var</text:span> INTERFACE_CONSOLE</text:p>
      <text:p text:style-name="P2"><text:s text:c="2"/><text:tab/> */</text:p>
      <text:p text:style-name="P2"><text:tab/>const<text:tab/><text:tab/><text:tab/>INTERFACE_CONSOLE<text:tab/>= 1;</text:p>
      <text:p text:style-name="P2"/>
      <text:p text:style-name="P2"><text:s text:c="2"/><text:tab/>/**</text:p>
      <text:p text:style-name="P2"><text:s text:c="2"/><text:tab/> * INTERFACE_WEB</text:p>
      <text:p text:style-name="P2"><text:s text:c="2"/><text:tab/> *</text:p>
      <text:p text:style-name="P2"><text:s text:c="2"/><text:tab/> * Web interface.</text:p>
      <text:p text:style-name="P2"><text:s text:c="2"/><text:tab/> * <text:span text:style-name="T2">@var</text:span> INTERFACE_WEB</text:p>
      <text:p text:style-name="P2"><text:s text:c="2"/><text:tab/> */</text:p>
      <text:p text:style-name="P2"><text:tab/>const<text:tab/><text:tab/><text:tab/>INTERFACE_WEB<text:tab/><text:tab/>= 2;</text:p>
      <text:p text:style-name="P2"/>
      <text:p text:style-name="P2"><text:tab/>/**</text:p>
      <text:p text:style-name="P2"><text:tab/> * BUFFER</text:p>
      <text:p text:style-name="P2"><text:tab/> *</text:p>
      <text:p text:style-name="P2"><text:tab/> * Name to use for the internal buffer</text:p>
      <text:p text:style-name="P2"><text:tab/> * <text:span text:style-name="T2">@var</text:span> BUFFER</text:p>
      <text:p text:style-name="P2"><text:tab/> */</text:p>
      <text:p text:style-name="P2"><text:tab/>const<text:tab/><text:tab/><text:tab/>BUFFER<text:tab/><text:tab/><text:tab/>= 3;</text:p>
      <text:p text:style-name="P2"/>
      <text:p text:style-name="P2"/>
      <text:p text:style-name="P15"><text:tab/>/**</text:p>
      <text:p text:style-name="P2"><text:tab/> * instance</text:p>
      <text:p text:style-name="P2"><text:tab/> * </text:p>
      <text:p text:style-name="P2"><text:tab/> * Class instance for this static class</text:p>
      <text:p text:style-name="P2"><text:tab/> * <text:span text:style-name="T2">@var</text:span> object $instance</text:p>
      <text:p text:style-name="P2"><text:tab/> */</text:p>
      <text:p text:style-name="P2"><text:tab/>private<text:tab/>static<text:tab/>$instance = null;</text:p>
      <text:p text:style-name="P2"/>
      <text:p text:style-name="P2"><text:tab/>/**</text:p>
      <text:p text:style-name="P2"><text:tab/> * instance</text:p>
      <text:p text:style-name="P2"><text:tab/> *</text:p>
      <text:p text:style-name="P2"><text:tab/> * Get the instance object, create a new instance if null</text:p>
      <text:p text:style-name="P2"><text:tab/> * <text:span text:style-name="T2">@return</text:span> object $instance</text:p>
      <text:p text:style-name="P2"><text:tab/> */</text:p>
      <text:p text:style-name="P2"><text:tab/>public static function instance()</text:p>
      <text:p text:style-name="P2"><text:tab/>{</text:p>
      <text:p text:style-name="P2"><text:tab/><text:tab/>if (! self::$instance)</text:p>
      <text:p text:style-name="P2"><text:tab/><text:tab/>{</text:p>
      <text:p text:style-name="P2"><text:tab/><text:tab/><text:tab/>self::$instance = new PrintU\Output();</text:p>
      <text:p text:style-name="P2"><text:tab/><text:tab/>}</text:p>
      <text:p text:style-name="P2"/>
      <text:p text:style-name="P2"><text:tab/><text:tab/>return self::$instance;</text:p>
      <text:p text:style-name="P2"><text:tab/>}</text:p>
      <text:p text:style-name="P2"/>
      <text:p text:style-name="P2"><text:tab/>/**</text:p>
      <text:p text:style-name="P2"><text:tab/> * printLine - Output message to the print device followed by newline sequence.</text:p>
      <text:p text:style-name="P2"><text:s text:c="4"/><text:tab/> *</text:p>
      <text:p text:style-name="P2"><text:s text:c="4"/><text:tab/> * Output the message to the current print device.</text:p>
      <text:p text:style-name="P2"><text:s text:c="4"/><text:tab/> * <text:span text:style-name="T2">@param</text:span> string $message = (optional) message to print</text:p>
      <text:p text:style-name="P2"><text:s text:c="4"/><text:tab/> * <text:span text:style-name="T2">@throws</text:span> PrintU_Exception</text:p>
      <text:p text:style-name="P2"><text:s text:c="4"/><text:tab/> */</text:p>
      <text:p text:style-name="P2"><text:s text:c="4"/><text:tab/>public static function printLine($message='')</text:p>
      <text:p text:style-name="P2"><text:s text:c="4"/><text:tab/>{</text:p>
      <text:p text:style-name="P2"><text:s text:c="4"/><text:tab/><text:tab/>self::instance()-&gt;printLine($message);</text:p>
      <text:p text:style-name="P2"><text:s text:c="4"/><text:tab/>}</text:p>
      <text:p text:style-name="P2"/>
      <text:p text:style-name="P2"><text:tab/>/**</text:p>
      <text:p text:style-name="P2"><text:tab/> * printMessage.</text:p>
      <text:p text:style-name="P2"><text:s text:c="4"/><text:tab/> *</text:p>
      <text:p text:style-name="P2"><text:s text:c="4"/><text:tab/> * Output the message to the current print device.</text:p>
      <text:p text:style-name="P2"><text:s text:c="4"/><text:tab/> * <text:span text:style-name="T2">@param</text:span> string $message = (optional) message to print</text:p>
      <text:p text:style-name="P2"><text:s text:c="4"/><text:tab/> * <text:span text:style-name="T2">@throws</text:span> PrintU\Exception</text:p>
      <text:p text:style-name="P2"><text:s text:c="4"/><text:tab/> */</text:p>
      <text:p text:style-name="P2"><text:tab/>public static function printMessage($message='')</text:p>
      <text:p text:style-name="P2"><text:tab/>{</text:p>
      <text:p text:style-name="P2"><text:s text:c="4"/><text:tab/><text:tab/>self::instance()-&gt;printMessage($message);</text:p>
      <text:p text:style-name="P2"><text:tab/>}</text:p>
      <text:p text:style-name="P2"/>
      <text:p text:style-name="P2"/>
      <text:p text:style-name="P15"><text:tab/>/**</text:p>
      <text:p text:style-name="P2"><text:s text:c="5"/><text:tab/> * printArray.</text:p>
      <text:p text:style-name="P2"><text:s text:c="4"/><text:tab/> *</text:p>
      <text:p text:style-name="P2"><text:s text:c="4"/><text:tab/> * Print the array on the current output device.</text:p>
      <text:p text:style-name="P2"><text:s text:c="4"/><text:tab/> * <text:span text:style-name="T2">@param</text:span> array $array <text:s text:c="9"/>= array to print</text:p>
      <text:p text:style-name="P2"><text:s text:c="4"/><text:tab/> * <text:span text:style-name="T2">@param</text:span> string $arrayName <text:s text:c="4"/>= (optional) name of the array (if formatOutput)</text:p>
      <text:p text:style-name="P2"><text:s text:c="4"/><text:tab/> * <text:span text:style-name="T2">@param</text:span> boolean $sort <text:s text:c="8"/>= (optional) true to sort (default = don't sort)</text:p>
      <text:p text:style-name="P16"><text:s text:c="4"/><text:tab/> * <text:span text:style-name="T2">@param</text:span> boolean $sortValue <text:s text:c="3"/>= (optional) if $sort, sort by value if true, </text:p>
      <text:p text:style-name="P16"><text:tab/> *<text:tab/><text:tab/><text:tab/><text:tab/><text:tab/><text:tab/><text:tab/><text:tab/> <text:s text:c="2"/>sort by key if false</text:p>
      <text:p text:style-name="P2"><text:s text:c="5"/><text:tab/> * <text:span text:style-name="T2">@throws</text:span> PrintU\Exception</text:p>
      <text:p text:style-name="P2"><text:s text:c="4"/><text:tab/> */</text:p>
      <text:p text:style-name="P2"><text:s text:c="3"/><text:tab/>public static function printArray($array, </text:p>
      <text:p text:style-name="P2"><text:tab/><text:tab/><text:tab/><text:tab/><text:tab/><text:tab/> $arrayName=null, </text:p>
      <text:p text:style-name="P2"><text:tab/><text:tab/><text:tab/><text:tab/><text:tab/><text:tab/> $sort=false, </text:p>
      <text:p text:style-name="P2"><text:tab/><text:tab/><text:tab/><text:tab/><text:tab/><text:tab/> $sortValue=false)</text:p>
      <text:p text:style-name="P2"><text:s text:c="4"/><text:tab/>{</text:p>
      <text:p text:style-name="P2"><text:s text:c="4"/><text:tab/><text:tab/>self::instance()-&gt;printArray($array, $arrayName, $sort, $sortValue);</text:p>
      <text:p text:style-name="P2"><text:s text:c="4"/><text:tab/>}</text:p>
      <text:p text:style-name="P2"/>
      <text:p text:style-name="P2"><text:tab/>/**</text:p>
      <text:p text:style-name="P2"><text:s text:c="4"/><text:tab/> * selectInterface.</text:p>
      <text:p text:style-name="P2"><text:s text:c="4"/><text:tab/> *</text:p>
      <text:p text:style-name="P2"><text:s text:c="4"/><text:tab/> * Set the interface for output messages.</text:p>
      <text:p text:style-name="P16"><text:s text:c="4"/><text:tab/> * <text:span text:style-name="T2">@param</text:span> integer $interfaceType = (optional) interface type </text:p>
      <text:p text:style-name="P16"><text:tab/> * <text:tab/><text:tab/><text:tab/><text:tab/><text:tab/><text:tab/><text:tab/>(0 = undefined/invalid, </text:p>
      <text:p text:style-name="P16"><text:tab/> *<text:tab/><text:tab/><text:tab/><text:tab/><text:tab/><text:tab/><text:tab/> 1 = console, 2 = web, 3 = buffer)</text:p>
      <text:p text:style-name="P2"><text:s text:c="4"/><text:tab/> * <text:span text:style-name="T2">@return</text:span> integer $interfaceType</text:p>
      <text:p text:style-name="P2"><text:s text:c="4"/><text:tab/> */</text:p>
      <text:p text:style-name="P2"><text:tab/>public static function selectInterface($interfaceType=1)</text:p>
      <text:p text:style-name="P2"><text:tab/>{</text:p>
      <text:p text:style-name="P2"><text:tab/><text:tab/>return self::instance()-&gt;selectInterface($interfaceType);</text:p>
      <text:p text:style-name="P2"><text:tab/>}</text:p>
      <text:p text:style-name="P2"/>
      <text:p text:style-name="P2"><text:tab/>/**</text:p>
      <text:p text:style-name="P2"><text:s text:c="4"/><text:tab/> * resetOutputDevice.</text:p>
      <text:p text:style-name="P2"><text:s text:c="4"/><text:tab/> *</text:p>
      <text:p text:style-name="P2"><text:s text:c="4"/><text:tab/> * Set the output device. <text:s/>Defaults to 'php://output'.</text:p>
      <text:p text:style-name="P2"><text:s text:c="4"/><text:tab/> * <text:span text:style-name="T2">@param</text:span> string $outDevice = device to use for output</text:p>
      <text:p text:style-name="P2"><text:s text:c="4"/><text:tab/> * <text:span text:style-name="T2">@throws</text:span> PrintU\Exception</text:p>
      <text:p text:style-name="P2"><text:s text:c="4"/><text:tab/> */</text:p>
      <text:p text:style-name="P2"><text:tab/>public static function resetOutputDevice($outDevice='php://output')</text:p>
      <text:p text:style-name="P2"><text:tab/>{</text:p>
      <text:p text:style-name="P2"><text:tab/><text:tab/>self::instance()-&gt;resetOutputDevice($outDevice);</text:p>
      <text:p text:style-name="P2"><text:tab/>}</text:p>
      <text:p text:style-name="P2"/>
      <text:p text:style-name="P2"><text:tab/>/**</text:p>
      <text:p text:style-name="P2"><text:tab/> * getOutputDevice</text:p>
      <text:p text:style-name="P2"><text:tab/> *</text:p>
      <text:p text:style-name="P2"><text:tab/> * get the current outputDevice</text:p>
      <text:p text:style-name="P2"><text:tab/> * <text:span text:style-name="T2">@return</text:span> mixed|resource $outputDevice</text:p>
      <text:p text:style-name="P2"><text:tab/> */</text:p>
      <text:p text:style-name="P2"><text:tab/>public static function getOutputDevice()</text:p>
      <text:p text:style-name="P2"><text:tab/>{</text:p>
      <text:p text:style-name="P2"><text:tab/><text:tab/>return self::instance()-&gt;getOutputDevice();</text:p>
      <text:p text:style-name="P2"><text:tab/>}</text:p>
      <text:p text:style-name="P2"/>
      <text:p text:style-name="P2"><text:tab/>/**</text:p>
      <text:p text:style-name="P2"><text:tab/> * getOutputDeviceName</text:p>
      <text:p text:style-name="P2"><text:tab/> *</text:p>
      <text:p text:style-name="P2"><text:tab/> * get the current outputDevice name ($outDevice)</text:p>
      <text:p text:style-name="P2"><text:tab/> * <text:span text:style-name="T2">@return</text:span> string $outDevice</text:p>
      <text:p text:style-name="P2"><text:soft-page-break/><text:tab/> */</text:p>
      <text:p text:style-name="P2"><text:tab/>public static function getOutputDeviceName()</text:p>
      <text:p text:style-name="P2"><text:tab/>{</text:p>
      <text:p text:style-name="P2"><text:tab/><text:tab/>return self::instance()-&gt;getOutputDeviceName();</text:p>
      <text:p text:style-name="P2"><text:tab/>}</text:p>
      <text:p text:style-name="P2"/>
      <text:p text:style-name="P2"><text:tab/>/**</text:p>
      <text:p text:style-name="P2"><text:s text:c="4"/><text:tab/> * setOutputDevice.</text:p>
      <text:p text:style-name="P2"><text:s text:c="4"/><text:tab/> *</text:p>
      <text:p text:style-name="P2"><text:s text:c="4"/><text:tab/> * Set the output device. <text:s/>Defaults to STDOUT.</text:p>
      <text:p text:style-name="P2"><text:s text:c="4"/><text:tab/> * <text:span text:style-name="T2">@param</text:span> string $outDevice = device to use for output.</text:p>
      <text:p text:style-name="P2"><text:s text:c="4"/><text:tab/> * <text:span text:style-name="T2">@return</text:span> boolean true</text:p>
      <text:p text:style-name="P2"><text:s text:c="4"/><text:tab/> * <text:span text:style-name="T2">@throws</text:span> PrintU\Exception</text:p>
      <text:p text:style-name="P2"><text:s text:c="4"/><text:tab/> */</text:p>
      <text:p text:style-name="P2"><text:tab/>private static function setOutputDevice($outDevice)</text:p>
      <text:p text:style-name="P2"><text:tab/>{</text:p>
      <text:p text:style-name="P2"><text:tab/><text:tab/>return self::instance()-&gt;setOutputDevice($outDevice);</text:p>
      <text:p text:style-name="P2"><text:tab/>}</text:p>
      <text:p text:style-name="P2"/>
      <text:p text:style-name="P2"><text:s text:c="4"/><text:tab/>/**</text:p>
      <text:p text:style-name="P2"><text:s text:c="4"/><text:tab/> * printRequests</text:p>
      <text:p text:style-name="P2"><text:s text:c="4"/><text:tab/> *</text:p>
      <text:p text:style-name="P2"><text:s text:c="4"/><text:tab/> * get the number of print requests received</text:p>
      <text:p text:style-name="P2"><text:s text:c="4"/><text:tab/> * <text:span text:style-name="T2">@return</text:span> integer $printrequests</text:p>
      <text:p text:style-name="P2"><text:s text:c="4"/><text:tab/> */</text:p>
      <text:p text:style-name="P2"><text:tab/>public static function printRequests()</text:p>
      <text:p text:style-name="P2"><text:tab/>{</text:p>
      <text:p text:style-name="P2"><text:tab/><text:tab/>return self::instance()-&gt;printRequests();</text:p>
      <text:p text:style-name="P2"><text:tab/>}</text:p>
      <text:p text:style-name="P2"/>
      <text:p text:style-name="P2"><text:tab/>/**</text:p>
      <text:p text:style-name="P2"><text:tab/> * getBuffer</text:p>
      <text:p text:style-name="P2"><text:tab/> *</text:p>
      <text:p text:style-name="P2"><text:tab/> * get a copy of the print buffer</text:p>
      <text:p text:style-name="P2"><text:tab/> * <text:span text:style-name="T2">@return</text:span> string $printBuffer</text:p>
      <text:p text:style-name="P2"><text:tab/> */</text:p>
      <text:p text:style-name="P2"><text:tab/>public static function getBuffer()</text:p>
      <text:p text:style-name="P2"><text:tab/>{</text:p>
      <text:p text:style-name="P2"><text:tab/><text:tab/>return self::instance()-&gt;getBuffer();</text:p>
      <text:p text:style-name="P2"><text:tab/>}</text:p>
      <text:p text:style-name="P2"/>
      <text:p text:style-name="P2"><text:tab/>/**</text:p>
      <text:p text:style-name="P2"><text:tab/> * maxRetries</text:p>
      <text:p text:style-name="P2"><text:tab/> *</text:p>
      <text:p text:style-name="P2"><text:tab/> * set/get the max retries allowed for a fwrite operation to complete</text:p>
      <text:p text:style-name="P2"><text:tab/> * <text:span text:style-name="T2">@param</text:span> integer $maxRetries = (optional) maximum retries, null to query</text:p>
      <text:p text:style-name="P2"><text:tab/> * <text:span text:style-name="T2">@return</text:span> integer $maxRetries</text:p>
      <text:p text:style-name="P2"><text:tab/> */</text:p>
      <text:p text:style-name="P2"><text:tab/>public static function maxRetries($maxRetries=null)</text:p>
      <text:p text:style-name="P2"><text:tab/>{</text:p>
      <text:p text:style-name="P2"><text:tab/><text:tab/>return self::instance()-&gt;maxRetries($maxRetries);</text:p>
      <text:p text:style-name="P2"><text:tab/>}</text:p>
      <text:p text:style-name="P2"/>
      <text:p text:style-name="P2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 Mono" svg:font-family="'Droid Sans Mono'" style:font-family-generic="swiss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PrintU<text:tab/><text:tab/><text:tab/><text:tab/><text:page-number text:select-page="current">18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51H23M55S</meta:editing-duration>
    <meta:editing-cycles>69</meta:editing-cycles>
    <meta:generator>OpenOffice.org/3.2$Linux OpenOffice.org_project/320m12$Build-9483</meta:generator>
    <meta:initial-creator>Jay Wheeler</meta:initial-creator>
    <dc:date>2012-06-24T23:31:37</dc:date>
    <dc:creator>Jay Wheeler</dc:creator>
    <meta:document-statistic meta:table-count="11" meta:image-count="0" meta:object-count="0" meta:page-count="18" meta:paragraph-count="476" meta:word-count="1911" meta:character-count="13704"/>
    <meta:template xlink:type="simple" xlink:actuate="onRequest" xlink:title="ClassDefault" xlink:href="../ClassDefault.ott" meta:date="2012-06-12T12:20:04"/>
  </office:meta>
</office:document-meta>
</file>